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75in" style:rel-column-width="32767*"/>
    </style:style>
    <style:style style:name="Table2.B" style:family="table-column">
      <style:table-column-properties style:column-width="3.7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margin-top="0in" fo:margin-bottom="0in" loext:contextual-spacing="false" fo:line-height="0.2in"/>
      <style:text-properties style:font-name="Liberation Mono1" fo:font-size="9pt" style:font-size-asian="9pt" style:font-size-complex="9pt"/>
    </style:style>
    <style:style style:name="P4" style:family="paragraph" style:parent-style-name="Text_20_body">
      <style:paragraph-properties fo:margin-top="0in" fo:margin-bottom="0in" loext:contextual-spacing="false" fo:line-height="0.2in">
        <style:tab-stops>
          <style:tab-stop style:position="1.5701in"/>
        </style:tab-stops>
      </style:paragraph-properties>
      <style:text-properties style:font-name="Liberation Mono1" fo:font-size="9pt" style:font-size-asian="9pt" style:font-size-complex="9pt"/>
    </style:style>
    <style:style style:name="P5" style:family="paragraph" style:parent-style-name="Standard">
      <style:paragraph-properties fo:margin-top="0in" fo:margin-bottom="0in" loext:contextual-spacing="false" fo:line-height="0.2in">
        <style:tab-stops>
          <style:tab-stop style:position="1.5701in"/>
        </style:tab-stops>
      </style:paragraph-properties>
      <style:text-properties style:font-name="Liberation Mono1" fo:font-size="9pt" style:font-size-asian="9pt" style:font-size-complex="9pt"/>
    </style:style>
    <style:style style:name="P6" style:family="paragraph" style:parent-style-name="Title">
      <style:text-properties fo:font-size="20pt" style:font-size-asian="20pt" style:font-size-complex="20pt"/>
    </style:style>
    <style:style style:name="P7" style:family="paragraph" style:parent-style-name="Standard">
      <style:paragraph-properties fo:line-height="0.2in"/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0.2in"/>
      <style:text-properties style:font-name="Liberation Mono1" fo:font-size="10pt" style:font-size-asian="10pt" style:font-size-complex="10pt"/>
    </style:style>
    <style:style style:name="P9" style:family="paragraph" style:parent-style-name="Preformatted_20_Text">
      <style:text-properties fo:color="#23ff23"/>
    </style:style>
    <style:style style:name="P10" style:family="paragraph" style:parent-style-name="Preformatted_20_Text">
      <style:text-properties fo:color="#23ff23" fo:font-weight="bold" style:font-weight-asian="bold" style:font-weight-complex="bold"/>
    </style:style>
    <style:style style:name="P11" style:family="paragraph" style:parent-style-name="Preformatted_20_Text">
      <style:text-properties fo:color="#23ff23" fo:font-weight="normal" style:font-weight-asian="normal" style:font-weight-complex="normal"/>
    </style:style>
    <style:style style:name="P12" style:family="paragraph" style:parent-style-name="Preformatted_20_Text">
      <style:text-properties fo:color="#3deb3d"/>
    </style:style>
    <style:style style:name="P13" style:family="paragraph" style:parent-style-name="Preformatted_20_Text">
      <style:text-properties fo:color="#3deb3d" fo:font-weight="bold" style:font-weight-asian="bold" style:font-weight-complex="bold"/>
    </style:style>
    <style:style style:name="P14" style:family="paragraph" style:parent-style-name="Preformatted_20_Text">
      <style:text-properties fo:color="#cc6633" fo:font-weight="bold" style:font-weight-asian="bold" style:font-weight-complex="bold"/>
    </style:style>
    <style:style style:name="P15" style:family="paragraph" style:parent-style-name="Heading">
      <style:text-properties fo:font-size="13pt" style:font-size-asian="13pt" style:font-size-complex="13pt"/>
    </style:style>
    <style:style style:name="P16" style:family="paragraph" style:parent-style-name="Subtitle">
      <style:paragraph-properties fo:margin-top="0.0402in" fo:margin-bottom="0.0402in" loext:contextual-spacing="false"/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ff"/>
    </style:style>
    <style:style style:name="T4" style:family="text">
      <style:text-properties fo:color="#ff00ff" fo:font-weight="normal" style:font-weight-asian="normal" style:font-weight-complex="normal"/>
    </style:style>
    <style:style style:name="T5" style:family="text">
      <style:text-properties fo:color="#23ff23" fo:font-weight="normal" style:font-weight-asian="normal" style:font-weight-complex="normal"/>
    </style:style>
    <style:style style:name="T6" style:family="text">
      <style:text-properties fo:color="#cc6633"/>
    </style:style>
    <style:style style:name="T7" style:family="text">
      <style:text-properties fo:color="#cc6633" fo:font-weight="bold" style:font-weight-asian="bold" style:font-weight-complex="bold"/>
    </style:style>
    <style:style style:name="T8" style:family="text">
      <style:text-properties fo:color="#ffff00" fo:font-weight="normal" style:font-weight-asian="normal" style:font-weight-complex="normal"/>
    </style:style>
    <style:style style:name="T9" style:family="text">
      <style:text-properties officeooo:rsid="0004c242"/>
    </style:style>
    <style:style style:name="T10" style:family="text">
      <style:text-properties officeooo:rsid="0005e7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mework 6a</text:p>
      <text:p text:style-name="P16">ALGORITHMS</text:p>
      <text:p text:style-name="P15">Addrecor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/>1 <text:span text:style-name="T1">Define</text:span> a <text:span text:style-name="T1">record pointer</text:span> called <text:span text:style-name="T1">end</text:span>.</text:p>
            <text:p text:style-name="P4"><text:s/>2 <text:span text:style-name="T1">Define</text:span> a <text:span text:style-name="T1">record pointer</text:span> called <text:span text:style-name="T1">temp</text:span>.</text:p>
            <text:p text:style-name="P3"><text:s/>3 <text:span text:style-name="T1">Copy</text:span> from the <text:span text:style-name="T1">start</text:span> variable the address it's</text:p>
            <text:p text:style-name="P3"><text:s text:c="3"/>pointing to, into variable <text:span text:style-name="T1">end</text:span>.</text:p>
            <text:p text:style-name="P3"><text:s/>4 <text:span text:style-name="T1">If</text:span> the address stored in <text:span text:style-name="T1">end</text:span> is not <text:span text:style-name="T1">NULL</text:span>:</text:p>
            <text:p text:style-name="P3"><text:s/>5 <text:s text:c="2"/><text:span text:style-name="T1">While</text:span> the <text:span text:style-name="T1">next field</text:span> of the record being</text:p>
            <text:p text:style-name="P3"><text:s text:c="5"/>pointed to by <text:span text:style-name="T1">end</text:span> is <text:span text:style-name="T2">not</text:span><text:span text:style-name="T1"> NULL</text:span>:</text:p>
            <text:p text:style-name="P3"><text:s/>6 <text:s text:c="5"/><text:span text:style-name="T1">Copy</text:span> from the <text:span text:style-name="T1">next field</text:span> of the record</text:p>
            <text:p text:style-name="P3"><text:s text:c="8"/>being pointed to by <text:span text:style-name="T1">end</text:span><text:span text:style-name="T2"> the address</text:span></text:p>
            <text:p text:style-name="P3"><text:span text:style-name="T2"><text:s text:c="8"/>being pointed to</text:span><text:span text:style-name="T1"> </text:span>into the variable <text:span text:style-name="T1">end</text:span>.</text:p>
            <text:p text:style-name="P3"><text:s/>7 <text:span text:style-name="T1">Allocate</text:span> space for a <text:span text:style-name="T1">struct record</text:span> on the</text:p>
            <text:p text:style-name="P3"><text:s text:c="3"/>heap and store its address in the <text:span text:style-name="T1">temp</text:span>.</text:p>
            <text:p text:style-name="P3"><text:s/>8 <text:span text:style-name="T1">Copy</text:span> from the <text:span text:style-name="T1">uname</text:span> variable its value into</text:p>
            <text:p text:style-name="P3"><text:s text:c="3"/>the <text:span text:style-name="T1">name field</text:span> of the record pointed to by</text:p>
            <text:p text:style-name="P3"><text:span text:style-name="T1"><text:s text:c="3"/>temp</text:span>.</text:p>
            <text:p text:style-name="P3"><text:s/>9 <text:span text:style-name="T1">Copy</text:span> from the <text:span text:style-name="T1">uyob</text:span> variable its value into</text:p>
            <text:p text:style-name="P3"><text:s text:c="3"/>the <text:span text:style-name="T1">yob field</text:span> of the record pointed to by</text:p>
            <text:p text:style-name="P3"><text:span text:style-name="T1"><text:s text:c="3"/>temp</text:span>. </text:p>
            <text:p text:style-name="P3">10 <text:span text:style-name="T1">Copy</text:span> from the <text:span text:style-name="T1">uaddr</text:span> variable its value into</text:p>
            <text:p text:style-name="P3"><text:s text:c="3"/>the <text:span text:style-name="T1">addr field</text:span> of the record pointed to by</text:p>
            <text:p text:style-name="P3"><text:span text:style-name="T1"><text:s text:c="3"/>temp</text:span>.</text:p>
            <text:p text:style-name="P3">11 <text:span text:style-name="T1">Copy</text:span> from the <text:span text:style-name="T1">utelno</text:span> variable its value into</text:p>
            <text:p text:style-name="P3"><text:s text:c="3"/>the <text:span text:style-name="T1">telno field</text:span> of the record pointed to by</text:p>
            <text:p text:style-name="P3"><text:span text:style-name="T1"><text:s text:c="3"/>temp</text:span>. <text:s/></text:p>
            <text:p text:style-name="P3">12 <text:span text:style-name="T1">Copy</text:span> the <text:span text:style-name="T1">NULL</text:span> pointer into the <text:span text:style-name="T1">next field</text:span> of</text:p>
            <text:p text:style-name="P3"><text:s text:c="3"/>the record pointed to by <text:span text:style-name="T1">temp</text:span>.</text:p>
            <text:p text:style-name="P3">13 <text:span text:style-name="T1">If</text:span> <text:span text:style-name="T1">start</text:span> is pointing to <text:span text:style-name="T1">null</text:span><text:span text:style-name="T2">:</text:span></text:p>
            <text:p text:style-name="P3">14 <text:s text:c="2"/>Copy the address stored at <text:span text:style-name="T1">temp</text:span> into <text:span text:style-name="T1">start</text:span></text:p>
            <text:p text:style-name="P3">15 <text:span text:style-name="T1">Else if</text:span> the <text:span text:style-name="T1">next field</text:span> of the record being</text:p>
            <text:p text:style-name="P3"><text:s text:c="3"/>pointed to by <text:span text:style-name="T1">start</text:span> is <text:span text:style-name="T1">NULL</text:span><text:span text:style-name="T2">:</text:span></text:p>
            <text:p text:style-name="P3">16 <text:s text:c="2"/><text:span text:style-name="T1">Copy</text:span> the address stored at <text:span text:style-name="T1">temp</text:span> into the</text:p>
            <text:p text:style-name="P3"><text:s text:c="5"/><text:span text:style-name="T1">next field</text:span> of <text:span text:style-name="T1">start</text:span>.</text:p>
            <text:p text:style-name="P3">17 <text:span text:style-name="T1">Else</text:span><text:span text:style-name="T2">:</text:span></text:p>
            <text:p text:style-name="P3">18 <text:s/><text:span text:style-name="T1">Copy</text:span> the address pointed to by <text:span text:style-name="T1">temp</text:span> to <text:span text:style-name="T1">next</text:span></text:p>
            <text:p text:style-name="P3"><text:span text:style-name="T1"><text:s text:c="4"/>field</text:span> of the record being pointed to by</text:p>
            <text:p text:style-name="P3"><text:span text:style-name="T1"><text:s text:c="4"/>end</text:span>.</text:p>
          </table:table-cell>
          <table:table-cell table:style-name="Table1.B1" office:value-type="string">
            <text:p text:style-name="P9"><text:span text:style-name="T1">struct</text:span> record *end;</text:p>
            <text:p text:style-name="P10">struct<text:span text:style-name="T2"> record *temp;</text:span></text:p>
            <text:p text:style-name="P10"/>
            <text:p text:style-name="P11">end = *start;</text:p>
            <text:p text:style-name="P11"/>
            <text:p text:style-name="P10"><text:span text:style-name="T6">if</text:span><text:span text:style-name="T2"> (end != NULL)</text:span></text:p>
            <text:p text:style-name="P11">{</text:p>
            <text:p text:style-name="P10"><text:s text:c="4"/><text:span text:style-name="T6">while</text:span><text:span text:style-name="T2"> (end-&gt;next != </text:span><text:span text:style-name="T4">NULL</text:span><text:span text:style-name="T2">)</text:span></text:p>
            <text:p text:style-name="P11"><text:s text:c="4"/>{</text:p>
            <text:p text:style-name="P11"><text:s text:c="8"/>end = end-&gt;next;</text:p>
            <text:p text:style-name="P11"><text:s text:c="4"/>}</text:p>
            <text:p text:style-name="P11">}</text:p>
            <text:p text:style-name="P10"/>
            <text:p text:style-name="P10"><text:span text:style-name="T2">temp = (</text:span>struct<text:span text:style-name="T2"> record *)malloc(</text:span><text:span text:style-name="T8">sizeof</text:span><text:span text:style-name="T2"> (</text:span>struct<text:span text:style-name="T2"> record));</text:span></text:p>
            <text:p text:style-name="P11">strcpy(temp-&gt;name, uname);</text:p>
            <text:p text:style-name="P11">temp-&gt;yob = uyob;</text:p>
            <text:p text:style-name="P11">strcpy(temp-&gt;addr, uaddr);</text:p>
            <text:p text:style-name="P11">strcpy(temp-&gt;telno, utelno);</text:p>
            <text:p text:style-name="P11">temp-&gt;next = <text:span text:style-name="T3">NULL</text:span>;</text:p>
            <text:p text:style-name="P11"/>
            <text:p text:style-name="P11"><text:span text:style-name="T7">if</text:span> (*start == <text:span text:style-name="T3">NULL</text:span>)</text:p>
            <text:p text:style-name="P11">{</text:p>
            <text:p text:style-name="P11"><text:s text:c="4"/>*start = temp;</text:p>
            <text:p text:style-name="P11">}</text:p>
            <text:p text:style-name="P11"><text:span text:style-name="T7">else if</text:span> ((**start).next == <text:span text:style-name="T3">NULL</text:span>)</text:p>
            <text:p text:style-name="P11">{</text:p>
            <text:p text:style-name="P11"><text:s text:c="4"/>(**start).next = temp;</text:p>
            <text:p text:style-name="P11">}</text:p>
            <text:p text:style-name="P14">else</text:p>
            <text:p text:style-name="P11">{</text:p>
            <text:p text:style-name="P11"><text:s text:c="4"/>end-&gt;next = temp;</text:p>
            <text:p text:style-name="P11">}</text:p>
          </table:table-cell>
        </table:table-row>
      </table:table>
      <text:p text:style-name="Heading"><text:soft-page-break/>Delete Record</text:p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/>1 <text:span text:style-name="T1">Define</text:span> a <text:span text:style-name="T1">record pointer</text:span> named <text:span text:style-name="T1">last</text:span>.</text:p>
            <text:p text:style-name="P8"><text:s/>2 <text:span text:style-name="T1">Define</text:span> a <text:span text:style-name="T1">record pointer</text:span> named <text:span text:style-name="T1">current</text:span>.</text:p>
            <text:p text:style-name="P8"><text:s/>3 <text:span text:style-name="T1">Define</text:span> a <text:span text:style-name="T1">short</text:span> named <text:span text:style-name="T1">match</text:span>.</text:p>
            <text:p text:style-name="P8"><text:s/>4 <text:span text:style-name="T1">Copy</text:span> the value of <text:span text:style-name="T1">0</text:span> into <text:span text:style-name="T1">match</text:span>.</text:p>
            <text:p text:style-name="P8"><text:s/>5 <text:span text:style-name="T1">Copy</text:span> from the <text:span text:style-name="T1">start</text:span> variable the address</text:p>
            <text:p text:style-name="P8"><text:s text:c="3"/>being pointed to into the <text:span text:style-name="T1">current</text:span></text:p>
            <text:p text:style-name="P8"><text:span text:style-name="T1"><text:s text:c="3"/></text:span>variable.</text:p>
            <text:p text:style-name="P8"><text:s/>6 <text:span text:style-name="T1">While </text:span>the address stored in <text:span text:style-name="T1">current</text:span> is</text:p>
            <text:p text:style-name="P8"><text:span text:style-name="T2"><text:s text:c="3"/></text:span><text:span text:style-name="T1">not</text:span><text:span text:style-name="T2"> </text:span><text:span text:style-name="T1">NULL</text:span>:</text:p>
            <text:p text:style-name="P8"><text:s/>7 <text:s text:c="2"/><text:span text:style-name="T1">If</text:span> the string stored in the <text:span text:style-name="T1">name field</text:span></text:p>
            <text:p text:style-name="P8"><text:span text:style-name="T1"><text:s text:c="5"/></text:span>of the record pointed to by <text:span text:style-name="T1">current</text:span> <text:span text:style-name="T2">and</text:span></text:p>
            <text:p text:style-name="P8"><text:span text:style-name="T2"><text:s text:c="5"/></text:span><text:span text:style-name="T1">uname</text:span> are equal:</text:p>
            <text:p text:style-name="P8"><text:s/>8 <text:s text:c="4"/><text:span text:style-name="T1">Copy</text:span> the value of <text:span text:style-name="T1">1</text:span> into <text:span text:style-name="T1">match</text:span>.</text:p>
            <text:p text:style-name="P8"><text:s/>9<text:tab/> <text:span text:style-name="T1">If</text:span> the address pointed to by <text:span text:style-name="T1">start</text:span></text:p>
            <text:p text:style-name="P8"><text:span text:style-name="T1"><text:s text:c="7"/></text:span><text:span text:style-name="T2">and the address pointed to by</text:span></text:p>
            <text:p text:style-name="P8"><text:span text:style-name="T2"><text:s text:c="7"/></text:span><text:span text:style-name="T1">current</text:span><text:span text:style-name="T2"> are </text:span><text:span text:style-name="T1">equal</text:span><text:span text:style-name="T2">:</text:span></text:p>
            <text:p text:style-name="P8">10<text:tab/> <text:s text:c="2"/><text:span text:style-name="T1">Copy</text:span> from the <text:span text:style-name="T1">next field</text:span> of the</text:p>
            <text:p text:style-name="P8"><text:s text:c="9"/>record pointed to by <text:span text:style-name="T1">current</text:span></text:p>
            <text:p text:style-name="P8"><text:span text:style-name="T1"><text:s text:c="9"/></text:span>into the <text:span text:style-name="T1">next field</text:span> of the record</text:p>
            <text:p text:style-name="P8"><text:s text:c="9"/>being pointed to by <text:span text:style-name="T1">start</text:span>.</text:p>
            <text:p text:style-name="P8">11<text:tab/> <text:span text:style-name="T1">Else:</text:span></text:p>
            <text:p text:style-name="P7">12<text:tab/> <text:s text:c="2"/><text:span text:style-name="T1">Copy</text:span> from the <text:span text:style-name="T1">next field</text:span> of the</text:p>
            <text:p text:style-name="P7"><text:s text:c="9"/>record pointed to by <text:span text:style-name="T1">current</text:span> the</text:p>
            <text:p text:style-name="P7"><text:s text:c="9"/>into the <text:span text:style-name="T1">next field</text:span> of the record</text:p>
            <text:p text:style-name="P7"><text:s text:c="9"/>pointed to by <text:span text:style-name="T1">last</text:span>.</text:p>
            <text:p text:style-name="P8">13 <text:s text:c="2"/><text:span text:style-name="T1">Copy</text:span> from the <text:span text:style-name="T1">current</text:span> variable the</text:p>
            <text:p text:style-name="P8"><text:s text:c="5"/>address being pointed to <text:span text:style-name="T2">into</text:span> the</text:p>
            <text:p text:style-name="P8"><text:s text:c="5"/>address pointed to by <text:span text:style-name="T1">last</text:span>.</text:p>
            <text:p text:style-name="P8">14 <text:s text:c="2"/><text:span text:style-name="T1">Copy</text:span> from the <text:span text:style-name="T1">next field</text:span> of the record </text:p>
            <text:p text:style-name="P8"><text:s text:c="5"/>being pointed to by <text:span text:style-name="T1">current</text:span><text:span text:style-name="T2"> into the</text:span></text:p>
            <text:p text:style-name="P8"><text:span text:style-name="T2"><text:s text:c="5"/>address being pointed to by</text:span> <text:span text:style-name="T1">current</text:span>.</text:p>
            <text:p text:style-name="P8">15 <text:s text:c="2"/><text:span text:style-name="T1">If</text:span> the value of <text:span text:style-name="T1">match</text:span> is not <text:span text:style-name="T1">0</text:span>:</text:p>
            <text:p text:style-name="P8">16 <text:s text:c="4"/><text:span text:style-name="T1">Delete</text:span><text:span text:style-name="T2"> the record whose address is in</text:span></text:p>
            <text:p text:style-name="P8"><text:span text:style-name="T2"><text:s text:c="7"/></text:span><text:span text:style-name="T1">last</text:span><text:span text:style-name="T2">.</text:span></text:p>
            <text:p text:style-name="P7">17<text:tab/> <text:span text:style-name="T1">Copy</text:span> the value of <text:span text:style-name="T1">0</text:span> into <text:span text:style-name="T1">match.</text:span></text:p>
          </table:table-cell>
          <table:table-cell table:style-name="Table2.B1" office:value-type="string">
            <text:p text:style-name="P12"><text:span text:style-name="T1">struct</text:span> record *last;</text:p>
            <text:p text:style-name="P12"><text:span text:style-name="T1">struct</text:span><text:span text:style-name="T2"> record *current;</text:span></text:p>
            <text:p text:style-name="P13"/>
            <text:p text:style-name="P13">short<text:span text:style-name="T2"> match = </text:span><text:span text:style-name="T4">0</text:span><text:span text:style-name="T2">;</text:span></text:p>
            <text:p text:style-name="P11">current = *start;</text:p>
            <text:p text:style-name="P14"/>
            <text:p text:style-name="P13"><text:span text:style-name="T6">while</text:span><text:span text:style-name="T5"> (current != </text:span><text:span text:style-name="T4">NULL</text:span><text:span text:style-name="T5">)</text:span></text:p>
            <text:p text:style-name="P11">{</text:p>
            <text:p text:style-name="P13"><text:span text:style-name="T5"><text:s text:c="4"/></text:span><text:span text:style-name="T6">if</text:span><text:span text:style-name="T5"> (strcmp(current-&gt;name, uname) == </text:span><text:span text:style-name="T4">0</text:span><text:span text:style-name="T5">)</text:span></text:p>
            <text:p text:style-name="P11"><text:s text:c="4"/>{</text:p>
            <text:p text:style-name="P13"><text:span text:style-name="T5"><text:s text:c="8"/>match = </text:span><text:span text:style-name="T4">1</text:span><text:span text:style-name="T5">;</text:span></text:p>
            <text:p text:style-name="P13"><text:span text:style-name="T5"><text:s text:c="8"/></text:span><text:span text:style-name="T6">if</text:span><text:span text:style-name="T5"> (*start == current)</text:span></text:p>
            <text:p text:style-name="P11"><text:s text:c="8"/>{</text:p>
            <text:p text:style-name="P11"><text:s text:c="12"/>start = <text:span text:style-name="T10">&amp;(</text:span>current-&gt;next<text:span text:style-name="T10">)</text:span>;</text:p>
            <text:p text:style-name="P11"><text:s text:c="8"/>}</text:p>
            <text:p text:style-name="P13"><text:span text:style-name="T5"><text:s text:c="8"/></text:span><text:span text:style-name="T6">else</text:span></text:p>
            <text:p text:style-name="P11"><text:s text:c="8"/>{</text:p>
            <text:p text:style-name="P11"><text:s text:c="12"/>last-&gt;next = current-&gt;next;</text:p>
            <text:p text:style-name="P11"><text:s text:c="8"/>}</text:p>
            <text:p text:style-name="P11"><text:s text:c="4"/>}</text:p>
            <text:p text:style-name="P11"><text:s text:c="4"/>last = current;</text:p>
            <text:p text:style-name="P11"><text:s text:c="4"/>current = current-&gt;next;</text:p>
            <text:p text:style-name="P11"/>
            <text:p text:style-name="P13"><text:span text:style-name="T5"><text:s text:c="4"/></text:span><text:span text:style-name="T6">if</text:span><text:span text:style-name="T5"> (match)</text:span></text:p>
            <text:p text:style-name="P11"><text:s text:c="4"/>{</text:p>
            <text:p text:style-name="P11"><text:s text:c="8"/>free(last);</text:p>
            <text:p text:style-name="P13"><text:span text:style-name="T5"><text:s text:c="8"/>match = </text:span><text:span text:style-name="T4">0</text:span><text:span text:style-name="T5">;</text:span></text:p>
            <text:p text:style-name="P11"><text:s text:c="4"/>}</text:p>
            <text:p text:style-name="P11"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75in" fo:margin-left="0.5in" fo:margin-right="0.5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CS 212</text:p>
        <text:p text:style-name="MP1">Jason Favrod</text:p>
      </style:header>
      <style:footer>
        <text:p text:style-name="MP2">Page 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0:31:44.584936000</meta:creation-date>
    <dc:title>ics212</dc:title>
    <meta:editing-duration>PT3H19M31S</meta:editing-duration>
    <meta:editing-cycles>18</meta:editing-cycles>
    <meta:generator>LibreOffice/4.3.0.4$MacOSX_X86_64 LibreOffice_project/62ad5818884a2fc2e5780dd45466868d41009ec0</meta:generator>
    <dc:date>2014-10-11T09:51:03.101081000</dc:date>
    <meta:document-statistic meta:table-count="2" meta:image-count="0" meta:object-count="0" meta:page-count="2" meta:paragraph-count="132" meta:word-count="608" meta:character-count="3452" meta:non-whitespace-character-count="2573"/>
    <meta:template xlink:type="simple" xlink:actuate="onRequest" xlink:title="ics212" xlink:href="../../../../../../../../Library/Application%20Support/LibreOffice/4/user/template/ics212.ott" meta:date="2014-10-08T10:31:44.400000000"/>
  </office:meta>
</office:document-meta>
</file>